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217a94" style:font-name="Verdana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217a94" style:font-name="Verdana" fo:font-size="10.5pt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217a94" style:font-name="Verdana" fo:font-size="21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bookmark text:name="yui_3_17_2_1_1525445572770_187"/>Tarea con ArrayList en Ficheros</text:h>
      <text:p text:style-name="P2"/>
      <text:p text:style-name="P2">Realizar una aplicación gráfica que permita realizar la gestión de de alumnos de un centro de formación.</text:p>
      <text:p text:style-name="P2">Crear la clase con los campos: nombre, dni, teléfono, dirección, provincia, estado(soltero, casado) y estudios(primaria, secundaria, FP o universitarios.</text:p>
      <text:p text:style-name="P2">Se deberá poder insertar, modificar, eliminar y listar alumnos.</text:p>
      <text:p text:style-name="P2">Añadir las opciones de cargar y guardar la información de los alumnos en un fichero  de texto.</text:p>
      <text:p text:style-name="P2">Se deberá utilizar un menú para las opciones principales indicadas.</text:p>
      <text:p text:style-name="P2">Insertar alguna imagen y una fecha para el dato que se quiera gestionar(p.ej. añadiendo fecha de matriculación.</text:p>
      <text:p text:style-name="P2">Utilizar radioButton, checkbox, combobox según se precise.</text:p>
      <text:p text:style-name="P2">Validar que en los campos numéricos solo contengan númer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16:54:59.935000000</meta:creation-date>
    <dc:date>2018-05-04T16:57:05.082000000</dc:date>
    <meta:editing-duration>PT1M6S</meta:editing-duration>
    <meta:editing-cycles>2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10" meta:word-count="111" meta:character-count="741" meta:non-whitespace-character-count="639"/>
  </office:meta>
</office:document-meta>
</file>